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CE1000009A9ED2D26E79473E78D.jpg" manifest:media-type="image/jpeg"/>
  <manifest:file-entry manifest:full-path="Pictures/100000000000085500000640707E04DFAC759B04.jpg" manifest:media-type="image/jpeg"/>
  <manifest:file-entry manifest:full-path="Pictures/1000000000000855000006407DB92912FBDA8D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95cm" fo:padding-bottom="0.095cm" fo:padding-left="0.191cm" fo:padding-right="0.191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a7ebb" draw:stroke-linejoin="round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5.923cm" style:use-optimal-column-width="false"/>
    </style:style>
    <style:style style:name="co2" style:family="table-column">
      <style:table-column-properties style:column-width="2.961cm" style:use-optimal-column-width="false"/>
    </style:style>
    <style:style style:name="co3" style:family="table-column">
      <style:table-column-properties style:column-width="2.964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17cm"/>
    </style:style>
    <style:style style:name="ro3" style:family="table-row">
      <style:table-row-properties style:row-height="2.283cm"/>
    </style:style>
    <style:style style:name="ro4" style:family="table-row">
      <style:table-row-properties style:row-height="3.635cm"/>
    </style:style>
    <style:style style:name="ro5" style:family="table-row">
      <style:table-row-properties style:row-height="1.607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c0504d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06cm" fo:margin-bottom="0cm" fo:line-height="100%" fo:text-align="center"/>
    </style:style>
    <style:style style:name="P4" style:family="paragraph">
      <style:paragraph-properties fo:margin-top="0.169cm" fo:margin-bottom="0cm" fo:line-height="100%" fo:text-align="center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79646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f7964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19.207cm" svg:height="7.012cm" svg:x="3.175cm" svg:y="4.449cm">
          <text:p text:style-name="P1"><text:span text:style-name="T1">How the Aharonov-Bohm effect effects electron transport through <text:s/>complex media</text:span></text:p>
          <text:p text:style-name="P1"><text:span text:style-name="T2"/></text:p>
          <text:p text:style-name="P1"><text:span text:style-name="T3">Physics 3001 C-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6.984cm" svg:height="6.334cm" svg:x="4.286cm" svg:y="12.714cm">
          <text:p text:style-name="P3"><text:span text:style-name="T4"/></text:p>
          <text:p text:style-name="P4"><text:span text:style-name="T5">Charlie Kropp</text:span></text:p>
          <text:p text:style-name="P4"><text:span text:style-name="T6"/></text:p>
          <text:p text:style-name="P4"><text:span text:style-name="T7">Advisor: Dr. Yamilo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1" presentation:class="page"/>
          <draw:frame draw:name="PlaceHolder 2" presentation:style-name="pr1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1T1">
        <draw:custom-shape draw:name="CustomShape 1" draw:style-name="gr5" draw:text-style-name="P2" draw:layer="layout" svg:width="15.556cm" svg:height="1.604cm" svg:x="5.276cm" svg:y="2.304cm">
          <text:p text:style-name="P7"><text:span text:style-name="T9">Summary: short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058cm" svg:height="6.345cm" svg:x="1.041cm" svg:y="5.33cm">
          <text:p text:style-name="P7"><text:span text:style-name="T10">Add 1-4 sentences to generally describe your project to a non-specialist (a person who may not be familiar with the area)</text:span></text:p>
          <text:p text:style-name="P7"><text:span text:style-name="T10"/></text:p>
          <text:p text:style-name="P7"><text:span text:style-name="T10">The Aharonov-Bohm effect is when electrons encircle a magnetic field and acquire an additional phase where it can then interfere with other electrons. I will be investigating how these Aharonov-Bohm interactions effect how electrons transport through complex media. This will be done by simulating these interactions in a disordered system in the KWANT python package using multiple geomet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2" presentation:class="page"/>
          <draw:frame draw:name="PlaceHolder 2" presentation:style-name="pr2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 presentation:presentation-page-layout-name="AL1T1">
        <draw:custom-shape draw:name="CustomShape 1" draw:style-name="gr5" draw:text-style-name="P2" draw:layer="layout" svg:width="20.619cm" svg:height="1.604cm" svg:x="2.006cm" svg:y="2.362cm">
          <text:p text:style-name="P7"><text:span text:style-name="T9">WHY 1: Background, literatur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10.116cm" svg:height="10.908cm" svg:x="14.449cm" svg:y="5.1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8.826cm" svg:height="1.774cm" svg:x="15.74cm" svg:y="6.87cm">
          <text:p text:style-name="P7"><text:span text:style-name="T10">Figure, visualization. Add reference/ci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2.073cm" svg:height="5.584cm" svg:x="1.208cm" svg:y="4.877cm">
          <text:list text:style-name="L4">
            <text:list-item>
              <text:p text:style-name="P9"><text:span text:style-name="T10">Add bullets with short down-to-the-point sentences on what is known in the literature or have been done already by your advisor and his/her group members</text:span></text:p>
            </text:list-item>
            <text:list-item>
              <text:p text:style-name="P9"><text:span text:style-name="T10">You may want to give short explanations to the scientific terms and short explanations to the observed phenome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3" presentation:class="page"/>
          <draw:frame draw:name="PlaceHolder 2" presentation:style-name="pr3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 presentation:presentation-page-layout-name="AL1T1">
        <draw:custom-shape draw:name="CustomShape 1" draw:style-name="gr5" draw:text-style-name="P2" draw:layer="layout" svg:width="23.248cm" svg:height="1.604cm" svg:x="1.348cm" svg:y="2.403cm">
          <text:p text:style-name="P7"><text:span text:style-name="T9">WHY 2: Hypothesis, Rationale, Impor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4.988cm" svg:height="3.298cm" svg:x="0.324cm" svg:y="5.122cm">
          <text:p text:style-name="P7"><text:span text:style-name="T10">What is your main </text:span><text:span text:style-name="T11">scientific question(s)</text:span><text:span text:style-name="T10">?</text:span></text:p>
          <text:p text:style-name="P7"><text:span text:style-name="T10">Why is it important?</text:span></text:p>
          <text:p text:style-name="P7"><text:span text:style-name="T10">How your project will help to answer specific scientific question(s) or address specific problem?</text:span></text:p>
          <text:p text:style-name="P7"><text:span text:style-name="T10">How it will help advance the understanding in the fiel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4" presentation:class="page"/>
          <draw:frame draw:name="PlaceHolder 2" presentation:style-name="pr4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 presentation:presentation-page-layout-name="AL1T1">
        <draw:custom-shape draw:name="CustomShape 1" draw:style-name="gr5" draw:text-style-name="P2" draw:layer="layout" svg:width="13.655cm" svg:height="1.604cm" svg:x="5.27cm" svg:y="2.403cm">
          <text:p text:style-name="P7"><text:span text:style-name="T9">WHAT: Goals,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0.311cm" svg:height="1.774cm" svg:x="2.081cm" svg:y="5.163cm">
          <text:p text:style-name="P7"><text:span text:style-name="T10">Describe the main goals of the project</text:span></text:p>
          <text:list text:style-name="L4">
            <text:list-item>
              <text:p text:style-name="P9"><text:span text:style-name="T10">Use bullets for main objectiv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5" presentation:class="page"/>
          <draw:frame draw:name="PlaceHolder 2" presentation:style-name="pr5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 presentation:presentation-page-layout-name="AL1T1">
        <draw:custom-shape draw:name="CustomShape 1" draw:style-name="gr5" draw:text-style-name="P2" draw:layer="layout" svg:width="18.858cm" svg:height="1.604cm" svg:x="3.666cm" svg:y="2.445cm">
          <text:p text:style-name="P7"><text:span text:style-name="T9">HOW: Methods, approaches,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8.486cm" svg:height="4.822cm" svg:x="1.957cm" svg:y="5.205cm">
          <text:list text:style-name="L4">
            <text:list-item>
              <text:p text:style-name="P9"><text:span text:style-name="T10">If you have data: does your data have an answer? Describe advantages and possible limitations of the data you have</text:span></text:p>
            </text:list-item>
            <text:list-item>
              <text:p text:style-name="P9"><text:span text:style-name="T10">If you need to produce data: Desktop/vs HPC to employ? Automatic data acquisition? </text:span></text:p>
            </text:list-item>
            <text:list-item>
              <text:p text:style-name="P9"><text:span text:style-name="T10">Determine proper codes, software, methods, algorithms, and justify their use and efficiency for your goal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6" presentation:class="page"/>
          <draw:frame draw:name="PlaceHolder 2" presentation:style-name="pr6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 presentation:presentation-page-layout-name="AL1T1">
        <draw:custom-shape draw:name="CustomShape 1" draw:style-name="gr5" draw:text-style-name="P2" draw:layer="layout" svg:width="18.854cm" svg:height="2.958cm" svg:x="3.294cm" svg:y="2.487cm">
          <text:p text:style-name="P1"><text:span text:style-name="T9">Timetable with tasks descriptions </text:span></text:p>
          <text:p text:style-name="P1"><text:span text:style-name="T9">and responsi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691cm" svg:height="5.149cm" svg:x="0.875cm" svg:y="5.96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12">Task description</text:span></text:p>
              </table:table-cell>
              <table:table-cell table:number-columns-spanned="2">
                <text:p text:style-name="P1"><text:span text:style-name="T12">February</text:span></text:p>
              </table:table-cell>
              <table:covered-table-cell table:style-name="standard"/>
              <table:table-cell table:number-columns-spanned="2">
                <text:p text:style-name="P1"><text:span text:style-name="T12">March</text:span></text:p>
              </table:table-cell>
              <table:covered-table-cell table:style-name="standard"/>
              <table:table-cell table:number-columns-spanned="2">
                <text:p text:style-name="P1"><text:span text:style-name="T12">April</text:span></text:p>
              </table:table-cell>
              <table:covered-table-cell table:style-name="standard"/>
            </table:table-row>
            <table:table-row table:style-name="ro1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 table:style-name="ce3"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PlaceHolder 1" draw:style-name="gr3" draw:layer="layout" svg:width="11.428cm" svg:height="8.571cm" svg:x="3.81cm" svg:y="3.175cm" draw:page-number="7" presentation:class="page"/>
          <draw:frame draw:name="PlaceHolder 2" presentation:style-name="pr7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 presentation:presentation-page-layout-name="AL1T1">
        <draw:custom-shape draw:name="CustomShape 1" draw:style-name="gr5" draw:text-style-name="P2" draw:layer="layout" svg:width="18.854cm" svg:height="2.958cm" svg:x="3.294cm" svg:y="2.155cm">
          <text:p text:style-name="P1"><text:span text:style-name="T9">Timetable with tasks descriptions </text:span></text:p>
          <text:p text:style-name="P1"><text:span text:style-name="T9">and responsi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691cm" svg:height="13.107cm" svg:x="0.875cm" svg:y="5.447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7"><text:span text:style-name="T12">Task description</text:span></text:p>
              </table:table-cell>
              <table:table-cell table:number-columns-spanned="2">
                <text:p text:style-name="P1"><text:span text:style-name="T12">February</text:span></text:p>
              </table:table-cell>
              <table:covered-table-cell table:style-name="standard"/>
              <table:table-cell table:number-columns-spanned="2">
                <text:p text:style-name="P1"><text:span text:style-name="T12">March</text:span></text:p>
              </table:table-cell>
              <table:covered-table-cell table:style-name="standard"/>
              <table:table-cell table:number-columns-spanned="2">
                <text:p text:style-name="P1"><text:span text:style-name="T12">April</text:span></text:p>
              </table:table-cell>
              <table:covered-table-cell table:style-name="standard"/>
            </table:table-row>
            <table:table-row table:style-name="ro3" table:default-cell-style-name="ce2">
              <table:table-cell>
                <text:p text:style-name="P7"><text:span text:style-name="T13">1. Read literature and pick methods, develop plan; load data</text:span></text:p>
              </table:table-cell>
              <table:table-cell table:style-name="ce3">
                <text:p text:style-name="P7"><text:span text:style-name="T14">by Feb 24th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7"><text:span text:style-name="T13">2. Run test code for known system; then analyze, plot, and compare your data to existing results</text:span></text:p>
              </table:table-cell>
              <table:table-cell/>
              <table:table-cell table:style-name="ce3"/>
              <table:table-cell table:style-name="ce3">
                <text:p text:style-name="P7"><text:span text:style-name="T14">by March 15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7"><text:span text:style-name="T13">3. Modify/write code(s) for new system; run the jobs</text:span></text:p>
              </table:table-cell>
              <table:table-cell/>
              <table:table-cell/>
              <table:table-cell table:style-name="ce3"/>
              <table:table-cell table:style-name="ce3">
                <text:p text:style-name="P7"><text:span text:style-name="T14">by March 31</text:span></text:p>
              </table:table-cell>
              <table:table-cell/>
              <table:table-cell/>
            </table:table-row>
            <table:table-row table:style-name="ro5" table:default-cell-style-name="ce4">
              <table:table-cell>
                <text:p text:style-name="P7"><text:span text:style-name="T13">4. Organize, analyze, plot the results</text:span></text:p>
              </table:table-cell>
              <table:table-cell/>
              <table:table-cell/>
              <table:table-cell/>
              <table:table-cell/>
              <table:table-cell table:style-name="ce3">
                <text:p text:style-name="P7"><text:span text:style-name="T14">by April 15</text:span></text:p>
              </table:table-cell>
              <table:table-cell table:style-name="ce3"/>
            </table:table-row>
            <table:table-row table:style-name="ro3" table:default-cell-style-name="ce2">
              <table:table-cell>
                <text:p text:style-name="P7"><text:span text:style-name="T13">5. Make conclusions, work on final report/ presentation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 table:style-name="ce3">
                <text:p text:style-name="P7"><text:span text:style-name="T14">by April 3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PlaceHolder 1" draw:style-name="gr3" draw:layer="layout" svg:width="11.428cm" svg:height="8.571cm" svg:x="3.81cm" svg:y="3.175cm" draw:page-number="8" presentation:class="page"/>
          <draw:frame draw:name="PlaceHolder 2" presentation:style-name="pr8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 presentation:presentation-page-layout-name="AL1T1">
        <draw:custom-shape draw:name="CustomShape 1" draw:style-name="gr5" draw:text-style-name="P2" draw:layer="layout" svg:width="18.934cm" svg:height="2.958cm" svg:x="3.295cm" svg:y="2.487cm">
          <text:p text:style-name="P1"><text:span text:style-name="T9">Expected outcomes, significance, </text:span></text:p>
          <text:p text:style-name="P1"><text:span text:style-name="T9">broader i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4.663cm" svg:height="2.536cm" svg:x="1.419cm" svg:y="7.578cm">
          <text:p text:style-name="P7"><text:span text:style-name="T10">Short description of what are your expected outcomes </text:span></text:p>
          <text:list text:style-name="L4">
            <text:list-item>
              <text:p text:style-name="P9"><text:span text:style-name="T10">Use bullets from main goals/objectives</text:span></text:p>
            </text:list-item>
            <text:list-item>
              <text:p text:style-name="P9"><text:span text:style-name="T10">What will be the impact of the work for the future?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1.428cm" svg:height="8.571cm" svg:x="3.81cm" svg:y="3.175cm" draw:page-number="9" presentation:class="page"/>
          <draw:frame draw:name="PlaceHolder 2" presentation:style-name="pr9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 presentation:presentation-page-layout-name="AL1T1">
        <presentation:notes draw:style-name="dp2">
          <draw:page-thumbnail draw:name="PlaceHolder 1" draw:style-name="gr3" draw:layer="layout" svg:width="11.428cm" svg:height="8.571cm" svg:x="3.81cm" svg:y="3.175cm" draw:page-number="10" presentation:class="page"/>
          <draw:frame draw:name="PlaceHolder 2" presentation:style-name="pr10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253cm" svg:height="1.272cm" svg:x="10.791cm" svg:y="24.126cm">
            <text:p text:style-name="P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2e5f99" draw:end-color="#3c7ac7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5" draw:layer="backgroundobjects" svg:width="25.642cm" svg:height="19.234cm" svg:x="0.002cm" svg:y="0cm">
        <draw:image xlink:href="Pictures/100000000000085500000640707E04DFAC759B04.jpg" xlink:type="simple" xlink:show="embed" xlink:actuate="onLoad" loext:mime-type="image/jpeg">
          <text:p/>
        </draw:image>
      </draw:frame>
      <draw:frame draw:name="Picture 10" draw:style-name="Mgr3" draw:text-style-name="MP5" draw:layer="backgroundobjects" svg:width="25.642cm" svg:height="19.234cm" svg:x="0.002cm" svg:y="0cm">
        <draw:image xlink:href="Pictures/1000000000000855000006407DB92912FBDA8D95.jpg" xlink:type="simple" xlink:show="embed" xlink:actuate="onLoad" loext:mime-type="image/jpeg">
          <text:p/>
        </draw:image>
      </draw:frame>
      <draw:frame draw:name="PlaceHolder 1" presentation:style-name="Title_20_Slide-title" draw:layer="backgroundobjects" svg:width="21.588cm" svg:height="3.181cm" svg:x="1.905cm" svg:y="6.36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4cm" svg:height="19.048cm" svg:x="0.002cm" svg:y="0cm">
        <draw:image xlink:href="Pictures/1000000000000CE1000009A9ED2D26E79473E78D.jpg" xlink:type="simple" xlink:show="embed" xlink:actuate="onLoad" loext:mime-type="image/jpeg">
          <text:p/>
        </draw:image>
      </draw:frame>
      <draw:frame draw:name="Picture 6" draw:style-name="Mgr3" draw:text-style-name="MP5" draw:layer="backgroundobjects" svg:width="25.394cm" svg:height="19.048cm" svg:x="0.019cm" svg:y="0cm">
        <draw:image xlink:href="Pictures/1000000000000CE1000009A9ED2D26E79473E78D.jpg" xlink:type="simple" xlink:show="embed" xlink:actuate="onLoad" loext:mime-type="image/jpeg">
          <text:p/>
        </draw:image>
      </draw:frame>
      <draw:frame draw:name="PlaceHolder 1" presentation:style-name="Default-title" draw:layer="backgroundobjects" svg:width="21.588cm" svg:height="3.181cm" svg:x="1.905cm" svg:y="6.368cm" presentation:class="title" presentation:placeholder="true" presentation:user-transformed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6:14:49</meta:creation-date>
    <meta:initial-creator>Julia Medvedeva</meta:initial-creator>
    <dc:language>en-US</dc:language>
    <dc:date>2021-01-25T09:36:37.413852994</dc:date>
    <meta:editing-cycles>16</meta:editing-cycles>
    <dc:title>PowerPoint Presentation</dc:title>
    <meta:editing-duration>PT1H34M20S</meta:editing-duration>
    <meta:generator>LibreOffice/6.1.5.2$Linux_X86_64 LibreOffice_project/10$Build-2</meta:generator>
    <meta:document-statistic meta:object-count="80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